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556cm" svg:height="1.778cm" svg:x="2.156cm" svg:y="8.134cm">
          <text:p text:style-name="P1">Linea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334cm" svg:height="2.667cm" svg:x="11.949cm" svg:y="2.286cm">
          <text:p text:style-name="P1">Numerical</text:p>
          <text:p text:style-name="P1">Optimiza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1.778cm" svg:x="7.796cm" svg:y="8.134cm">
          <text:p text:style-name="P1">Loc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1.778cm" svg:x="20.136cm" svg:y="8.134cm">
          <text:p text:style-name="P1">Globa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445cm" svg:height="1.81cm" svg:x="4.443cm" svg:y="13.942cm">
          <text:p text:style-name="P1">With Derivativ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628cm" svg:height="1.778cm" svg:x="10.107cm" svg:y="13.958cm">
          <text:p text:style-name="P1">Derivative-Fre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3.556cm" svg:height="1.778cm" svg:x="15.454cm" svg:y="13.958cm">
          <text:p text:style-name="P1">Exac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3.556cm" svg:height="1.778cm" svg:x="25.001cm" svg:y="13.958cm">
          <text:p text:style-name="P1">Stochast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556cm" svg:height="1.778cm" svg:x="20.229cm" svg:y="13.958cm">
          <text:p text:style-name="P1">Heuristi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616cm" svg:y1="4.953cm" svg:x2="9.574cm" svg:y2="8.134cm" draw:start-shape="id1" draw:start-glue-point="2" draw:end-shape="id2" draw:end-glue-point="0" svg:d="m14616 4953-5042 3181">
          <text:p/>
        </draw:connector>
        <draw:connector draw:style-name="gr2" draw:text-style-name="P1" draw:layer="layout" draw:type="line" svg:x1="14.616cm" svg:y1="4.953cm" svg:x2="3.934cm" svg:y2="8.134cm" draw:start-shape="id1" draw:start-glue-point="2" draw:end-shape="id3" draw:end-glue-point="0" svg:d="m14616 4953-10682 3181">
          <text:p/>
        </draw:connector>
        <draw:connector draw:style-name="gr2" draw:text-style-name="P1" draw:layer="layout" draw:type="line" svg:x1="14.616cm" svg:y1="4.953cm" svg:x2="21.914cm" svg:y2="8.134cm" draw:start-shape="id1" draw:start-glue-point="2" draw:end-shape="id4" draw:end-glue-point="0" svg:d="m14616 4953 7298 3181">
          <text:p/>
        </draw:connector>
        <draw:connector draw:style-name="gr2" draw:text-style-name="P1" draw:layer="layout" draw:type="line" svg:x1="9.574cm" svg:y1="9.912cm" svg:x2="6.665cm" svg:y2="13.942cm" draw:start-shape="id2" draw:start-glue-point="2" draw:end-shape="id5" draw:end-glue-point="0" svg:d="m9574 9912-2909 4030">
          <text:p/>
        </draw:connector>
        <draw:connector draw:style-name="gr2" draw:text-style-name="P1" draw:layer="layout" draw:type="line" svg:x1="9.574cm" svg:y1="9.912cm" svg:x2="12.421cm" svg:y2="13.958cm" draw:start-shape="id2" draw:start-glue-point="2" draw:end-shape="id6" draw:end-glue-point="0" svg:d="m9574 9912 2847 4046">
          <text:p/>
        </draw:connector>
        <draw:connector draw:style-name="gr2" draw:text-style-name="P1" draw:layer="layout" draw:type="line" svg:x1="21.914cm" svg:y1="9.912cm" svg:x2="17.232cm" svg:y2="13.958cm" draw:start-shape="id4" draw:start-glue-point="2" draw:end-shape="id7" draw:end-glue-point="0" svg:d="m21914 9912-4682 4046">
          <text:p/>
        </draw:connector>
        <draw:connector draw:style-name="gr2" draw:text-style-name="P1" draw:layer="layout" draw:type="line" svg:x1="21.914cm" svg:y1="9.912cm" svg:x2="22.007cm" svg:y2="13.958cm" draw:start-shape="id4" draw:start-glue-point="2" draw:end-shape="id8" draw:end-glue-point="0" svg:d="m21914 9912 93 4046">
          <text:p/>
        </draw:connector>
        <draw:connector draw:style-name="gr2" draw:text-style-name="P1" draw:layer="layout" draw:type="line" svg:x1="21.914cm" svg:y1="9.912cm" svg:x2="26.779cm" svg:y2="13.958cm" draw:start-shape="id4" draw:start-glue-point="2" draw:end-shape="id9" draw:end-glue-point="0" svg:d="m21914 9912 4865 40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quera </meta:initial-creator>
    <meta:creation-date>2013-01-30T10:10:02</meta:creation-date>
    <meta:editing-cycles>2</meta:editing-cycles>
    <meta:editing-duration>PT24M33S</meta:editing-duration>
    <dc:date>2013-01-30T11:04:55</dc:date>
    <dc:creator>jorquera </dc:creator>
    <meta:generator>LibreOffice/3.5$Linux_x86 LibreOffice_project/350m1$Build-2</meta:generator>
    <meta:document-statistic meta:object-count="17"/>
  </office:meta>
</office:document-meta>
</file>